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angal1" svg:font-family="Mangal"/>
    <style:font-face style:name="Courier New" svg:font-family="'Courier New'" style:font-family-generic="modern"/>
    <style:font-face style:name="Mangal" svg:font-family="Mangal" style:font-pitch="variable"/>
    <style:font-face style:name="SimSun" svg:font-family="SimSun" style:font-pitch="variable"/>
    <style:font-face style:name="Constantia" svg:font-family="Constantia" style:font-family-generic="roman" style:font-pitch="variable"/>
    <style:font-face style:name="Times New Roman" svg:font-family="'Times New Roman'" style:font-family-generic="roman" style:font-pitch="variable"/>
    <style:font-face style:name="Venetian301 Dm BT" svg:font-family="'Venetian301 Dm BT', Constanti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fo:background-color="transparent" style:font-weight-asian="bold"/>
    </style:style>
    <style:style style:name="P2" style:family="paragraph" style:parent-style-name="Standard">
      <style:text-properties fo:background-color="transparent"/>
    </style:style>
    <style:style style:name="P3" style:family="paragraph" style:parent-style-name="Standard">
      <style:paragraph-properties>
        <style:tab-stops>
          <style:tab-stop style:position="4.128cm"/>
        </style:tab-stops>
      </style:paragraph-properties>
      <style:text-properties fo:background-color="transparent"/>
    </style:style>
    <style:style style:name="P4" style:family="paragraph" style:parent-style-name="Standard">
      <style:paragraph-properties>
        <style:tab-stops>
          <style:tab-stop style:position="12.488cm"/>
        </style:tab-stops>
      </style:paragraph-properties>
      <style:text-properties fo:background-color="transparent"/>
    </style:style>
    <style:style style:name="P5" style:family="paragraph" style:parent-style-name="Standard">
      <style:paragraph-properties fo:text-align="center" style:justify-single-word="false"/>
      <style:text-properties fo:background-color="transparent"/>
    </style:style>
    <style:style style:name="P6" style:family="paragraph" style:parent-style-name="Standard">
      <style:text-properties style:font-name="Venetian301 Dm BT" fo:font-style="italic" fo:background-color="transparent" style:font-style-asian="italic" style:font-name-complex="Venetian301 Dm BT"/>
    </style:style>
    <style:style style:name="P7" style:family="paragraph" style:parent-style-name="Standard">
      <style:text-properties style:font-name="Venetian301 Dm BT" fo:background-color="transparent" style:font-name-complex="Venetian301 Dm BT"/>
    </style:style>
    <style:style style:name="P8" style:family="paragraph" style:parent-style-name="Standard">
      <style:paragraph-properties>
        <style:tab-stops>
          <style:tab-stop style:position="4.445cm"/>
        </style:tab-stops>
      </style:paragraph-properties>
      <style:text-properties style:font-name="Venetian301 Dm BT" fo:background-color="transparent" style:font-name-complex="Venetian301 Dm BT"/>
    </style:style>
    <style:style style:name="P9" style:family="paragraph" style:parent-style-name="Standard">
      <style:paragraph-properties>
        <style:tab-stops>
          <style:tab-stop style:position="5.001cm"/>
        </style:tab-stops>
      </style:paragraph-properties>
      <style:text-properties style:font-name="Venetian301 Dm BT" fo:background-color="transparent" style:font-name-complex="Venetian301 Dm BT"/>
    </style:style>
    <style:style style:name="P10" style:family="paragraph" style:parent-style-name="Standard">
      <style:paragraph-properties>
        <style:tab-stops>
          <style:tab-stop style:position="4.128cm"/>
        </style:tab-stops>
      </style:paragraph-properties>
      <style:text-properties style:font-name="Venetian301 Dm BT" fo:background-color="transparent" style:font-name-complex="Venetian301 Dm BT"/>
    </style:style>
    <style:style style:name="P11" style:family="paragraph" style:parent-style-name="Standard">
      <style:paragraph-properties>
        <style:tab-stops>
          <style:tab-stop style:position="5.212cm"/>
        </style:tab-stops>
      </style:paragraph-properties>
      <style:text-properties style:font-name="Venetian301 Dm BT" fo:background-color="transparent" style:font-name-complex="Venetian301 Dm BT"/>
    </style:style>
    <style:style style:name="P12" style:family="paragraph" style:parent-style-name="Standard">
      <style:paragraph-properties>
        <style:tab-stops>
          <style:tab-stop style:position="3.916cm"/>
        </style:tab-stops>
      </style:paragraph-properties>
      <style:text-properties style:font-name="Venetian301 Dm BT" fo:background-color="transparent" style:font-name-complex="Venetian301 Dm BT"/>
    </style:style>
    <style:style style:name="P13" style:family="paragraph" style:parent-style-name="Standard">
      <style:paragraph-properties>
        <style:tab-stops>
          <style:tab-stop style:position="5.477cm"/>
        </style:tab-stops>
      </style:paragraph-properties>
      <style:text-properties style:font-name="Venetian301 Dm BT" fo:background-color="transparent" style:font-name-complex="Venetian301 Dm BT"/>
    </style:style>
    <style:style style:name="P14" style:family="paragraph" style:parent-style-name="Standard">
      <style:paragraph-properties>
        <style:tab-stops>
          <style:tab-stop style:position="5.265cm"/>
        </style:tab-stops>
      </style:paragraph-properties>
      <style:text-properties style:font-name="Venetian301 Dm BT" fo:background-color="transparent" style:font-name-complex="Venetian301 Dm BT"/>
    </style:style>
    <style:style style:name="P15" style:family="paragraph" style:parent-style-name="Standard">
      <style:paragraph-properties>
        <style:tab-stops>
          <style:tab-stop style:position="5.715cm"/>
        </style:tab-stops>
      </style:paragraph-properties>
      <style:text-properties style:font-name="Venetian301 Dm BT" fo:background-color="transparent" style:font-name-complex="Venetian301 Dm BT"/>
    </style:style>
    <style:style style:name="P16" style:family="paragraph" style:parent-style-name="Standard">
      <style:paragraph-properties>
        <style:tab-stops>
          <style:tab-stop style:position="3.889cm"/>
        </style:tab-stops>
      </style:paragraph-properties>
      <style:text-properties style:font-name="Venetian301 Dm BT" fo:background-color="transparent" style:font-name-complex="Venetian301 Dm BT"/>
    </style:style>
    <style:style style:name="P17" style:family="paragraph" style:parent-style-name="Standard">
      <style:paragraph-properties>
        <style:tab-stops>
          <style:tab-stop style:position="3.551cm" style:type="center"/>
        </style:tab-stops>
      </style:paragraph-properties>
      <style:text-properties style:font-name="Venetian301 Dm BT" fo:background-color="transparent" style:font-name-complex="Venetian301 Dm BT"/>
    </style:style>
    <style:style style:name="P18" style:family="paragraph" style:parent-style-name="Standard">
      <style:text-properties style:font-name="Venetian301 Dm BT" fo:language="en" fo:country="GB" fo:background-color="transparent" style:font-name-complex="Venetian301 Dm BT"/>
    </style:style>
    <style:style style:name="P19" style:family="paragraph" style:parent-style-name="Standard">
      <style:text-properties style:font-name="Venetian301 Dm BT" fo:font-size="10pt" fo:background-color="transparent" style:font-size-asian="10pt" style:font-name-complex="Venetian301 Dm BT"/>
    </style:style>
    <style:style style:name="P20" style:family="paragraph" style:parent-style-name="Standard">
      <style:paragraph-properties fo:break-before="page"/>
    </style:style>
    <style:style style:name="P21" style:family="paragraph" style:parent-style-name="Standard">
      <style:paragraph-properties fo:break-before="page"/>
      <style:text-properties style:font-name="Venetian301 Dm BT" fo:font-style="italic" fo:background-color="transparent" style:font-style-asian="italic" style:font-name-complex="Venetian301 Dm BT"/>
    </style:style>
    <style:style style:name="P22" style:family="paragraph" style:parent-style-name="Standard">
      <style:paragraph-properties fo:break-before="page"/>
      <style:text-properties style:font-name="Venetian301 Dm BT" fo:background-color="transparent" style:font-name-complex="Venetian301 Dm BT"/>
    </style:style>
    <style:style style:name="P23" style:family="paragraph" style:parent-style-name="Standard">
      <style:paragraph-properties fo:break-before="page">
        <style:tab-stops>
          <style:tab-stop style:position="4.128cm"/>
        </style:tab-stops>
      </style:paragraph-properties>
      <style:text-properties style:font-name="Venetian301 Dm BT" fo:background-color="transparent" style:font-name-complex="Venetian301 Dm BT"/>
    </style:style>
    <style:style style:name="P24" style:family="paragraph" style:parent-style-name="Standard">
      <style:paragraph-properties fo:break-before="page">
        <style:tab-stops>
          <style:tab-stop style:position="1.296cm"/>
        </style:tab-stops>
      </style:paragraph-properties>
      <style:text-properties style:font-name="Venetian301 Dm BT" fo:background-color="transparent" style:font-name-complex="Venetian301 Dm BT"/>
    </style:style>
    <style:style style:name="P25" style:family="paragraph" style:parent-style-name="Standard">
      <style:paragraph-properties fo:break-before="page"/>
      <style:text-properties fo:background-color="transparent"/>
    </style:style>
    <style:style style:name="P26" style:family="paragraph" style:parent-style-name="Standard">
      <style:paragraph-properties fo:break-before="page">
        <style:tab-stops>
          <style:tab-stop style:position="4.128cm"/>
        </style:tab-stops>
      </style:paragraph-properties>
      <style:text-properties fo:background-color="transparent"/>
    </style:style>
    <style:style style:name="P27" style:family="paragraph" style:parent-style-name="Standard">
      <style:paragraph-properties fo:break-before="page">
        <style:tab-stops>
          <style:tab-stop style:position="4.128cm"/>
        </style:tab-stops>
      </style:paragraph-properties>
    </style:style>
    <style:style style:name="P28" style:family="paragraph" style:parent-style-name="Standard" style:master-page-name="Standard">
      <style:paragraph-properties style:page-number="auto"/>
      <style:text-properties fo:font-weight="bold" fo:background-color="transparent" style:font-weight-asian="bold"/>
    </style:style>
    <style:style style:name="P29" style:family="paragraph" style:parent-style-name="Footer">
      <style:paragraph-properties fo:text-align="end" style:justify-single-word="false"/>
    </style:style>
    <style:style style:name="P30" style:family="paragraph" style:parent-style-name="Footer">
      <style:paragraph-properties fo:margin-left="0cm" fo:margin-right="0.635cm" fo:text-indent="0cm" style:auto-text-indent="false"/>
    </style:style>
    <style:style style:name="P31" style:family="paragraph" style:parent-style-name="Testo_20_normale">
      <style:text-properties style:font-name="Venetian301 Dm BT" fo:font-size="12pt" fo:background-color="transparent" style:font-size-asian="12pt" style:font-name-complex="Venetian301 Dm BT"/>
    </style:style>
    <style:style style:name="P32" style:family="paragraph" style:parent-style-name="Testo_20_normale">
      <style:paragraph-properties>
        <style:tab-stops>
          <style:tab-stop style:position="3.551cm" style:type="center"/>
        </style:tab-stops>
      </style:paragraph-properties>
      <style:text-properties style:font-name="Venetian301 Dm BT" fo:font-size="12pt" fo:background-color="transparent" style:font-size-asian="12pt" style:font-name-complex="Venetian301 Dm BT"/>
    </style:style>
    <style:style style:name="P33" style:family="paragraph" style:parent-style-name="Testo_20_normale">
      <style:paragraph-properties>
        <style:tab-stops>
          <style:tab-stop style:position="4.948cm"/>
        </style:tab-stops>
      </style:paragraph-properties>
      <style:text-properties style:font-name="Venetian301 Dm BT" fo:font-size="12pt" fo:background-color="transparent" style:font-size-asian="12pt" style:font-name-complex="Venetian301 Dm BT"/>
    </style:style>
    <style:style style:name="P34" style:family="paragraph" style:parent-style-name="Testo_20_normale">
      <style:text-properties style:font-name="Times New Roman" fo:font-size="12pt" fo:background-color="transparent" style:font-size-asian="12pt" style:font-name-complex="Times New Roman" style:font-size-complex="12pt"/>
    </style:style>
    <style:style style:name="P35" style:family="paragraph" style:parent-style-name="Testo_20_normale">
      <style:paragraph-properties fo:break-before="page"/>
    </style:style>
    <style:style style:name="P36" style:family="paragraph" style:parent-style-name="Testo_20_normale">
      <style:paragraph-properties fo:break-before="page"/>
      <style:text-properties style:font-name="Venetian301 Dm BT" fo:font-size="12pt" fo:background-color="transparent" style:font-size-asian="12pt" style:font-name-complex="Venetian301 Dm BT"/>
    </style:style>
    <style:style style:name="P37" style:family="paragraph" style:parent-style-name="Testo_20_normale">
      <style:paragraph-properties fo:break-before="page"/>
      <style:text-properties style:font-name="Times New Roman" fo:font-size="12pt" fo:background-color="transparent" style:font-size-asian="12pt" style:font-name-complex="Times New Roman" style:font-size-complex="12pt"/>
    </style:style>
    <style:style style:name="T1" style:family="text">
      <style:text-properties fo:font-weight="bold" fo:background-color="transparent" style:font-weight-asian="bold"/>
    </style:style>
    <style:style style:name="T2" style:family="text">
      <style:text-properties fo:background-color="transparent"/>
    </style:style>
    <style:style style:name="T3" style:family="text">
      <style:text-properties style:font-name="Venetian301 Dm BT" fo:font-style="italic" fo:background-color="transparent" style:font-style-asian="italic" style:font-name-complex="Venetian301 Dm BT"/>
    </style:style>
    <style:style style:name="T4" style:family="text">
      <style:text-properties style:font-name="Venetian301 Dm BT" fo:font-style="italic" fo:background-color="transparent" style:font-name-asian="Venetian301 Dm BT" style:font-style-asian="italic" style:font-name-complex="Venetian301 Dm BT"/>
    </style:style>
    <style:style style:name="T5" style:family="text">
      <style:text-properties style:font-name="Venetian301 Dm BT" fo:background-color="transparent" style:font-name-complex="Venetian301 Dm BT"/>
    </style:style>
    <style:style style:name="T6" style:family="text">
      <style:text-properties style:font-name="Venetian301 Dm BT" fo:background-color="transparent" style:font-name-asian="Venetian301 Dm BT" style:font-name-complex="Venetian301 Dm BT"/>
    </style:style>
    <style:style style:name="T7" style:family="text">
      <style:text-properties style:font-name="Venetian301 Dm BT" fo:language="en" fo:country="GB" fo:background-color="transparent" style:font-name-complex="Venetian301 Dm BT"/>
    </style:style>
    <style:style style:name="T8" style:family="text">
      <style:text-properties style:font-name="Venetian301 Dm BT" fo:font-size="12pt" fo:background-color="transparent" style:font-size-asian="12pt" style:font-name-complex="Venetian301 Dm BT"/>
    </style:style>
    <style:style style:name="T9" style:family="text">
      <style:text-properties style:font-name="Venetian301 Dm BT" style:font-name-complex="Venetian301 Dm BT"/>
    </style:style>
    <style:style style:name="T10" style:family="text">
      <style:text-properties style:font-name="Venetian301 Dm BT" fo:font-size="10pt" fo:background-color="transparent" style:font-size-asian="10pt" style:font-name-complex="Venetian301 Dm BT"/>
    </style:style>
    <style:style style:name="T11" style:family="text">
      <style:text-properties style:font-name="Constantia" fo:font-style="italic" fo:background-color="transparent" style:font-style-asian="italic" style:font-name-complex="Constantia"/>
    </style:style>
    <style:style style:name="T12" style:family="text">
      <style:text-properties style:font-name="Constantia" fo:language="en" fo:country="GB" fo:background-color="transparent" style:font-name-complex="Constantia"/>
    </style:style>
    <style:style style:name="T13" style:family="text">
      <style:text-properties style:font-name="Times New Roman" fo:font-size="12pt" fo:background-color="transparent"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IFLESSIONI SUL DHAMMAPADA</text:p>
      <text:p text:style-name="P1"/>
      <text:p text:style-name="P2">Volume 2</text:p>
      <text:p text:style-name="P2"/>
      <text:p text:style-name="P2">52 versi dal Dhammapada</text:p>
      <text:p text:style-name="P2">con i commenti</text:p>
      <text:p text:style-name="P2">di Ajahn Munind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ARUNO PUBLICATIONS</text:p>
      <text:p text:style-name="P21"/>
      <text:p text:style-name="P6">Mirando all'obiettivo della liberazione </text:p>
      <text:p text:style-name="P6">il saggio abbandona l’oscurità</text:p>
      <text:p text:style-name="Standard"><text:span text:style-name="T3">e ha cara la luce,</text:span></text:p>
      <text:p text:style-name="P6">si lascia alle spalle </text:p>
      <text:p text:style-name="P6">la sicurezza meschina</text:p>
      <text:p text:style-name="P6">e cerca la libertà dall’attaccamento.</text:p>
      <text:p text:style-name="P6">Il desiderio di libertà </text:p>
      <text:p text:style-name="P6">è cosa ardua e rara </text:p>
      <text:p text:style-name="P6">ma il saggio continuerà a cercare</text:p>
      <text:p text:style-name="Standard"><text:span text:style-name="T3">distaccandosi da tutto ciò che si frappone,</text:span></text:p>
      <text:p text:style-name="P6">purificando il cuore e la mente.</text:p>
      <text:p text:style-name="P6"/>
      <text:p text:style-name="P6">Dhammapada strofe 87-88</text:p>
      <text:p text:style-name="P21">Dedica</text:p>
      <text:p text:style-name="P6"/>
      <text:p text:style-name="Standard"><text:span text:style-name="T3">Vogliamo ringraziare le tante persone che ci hanno sostenuto nella preparazione di questo libro, e in particolare, il gruppo Kata</text:span><text:span text:style-name="T11">ññ</text:span><text:span text:style-name="T3">ut</text:span><text:span text:style-name="T11">ā</text:span><text:span text:style-name="T3"> in Malesia, Singapore e Australia, per averne reso possibile la pubblicazione.</text:span></text:p>
      <text:p text:style-name="P22">Riflessioni sul Dhammapada</text:p>
      <text:p text:style-name="P7">di Ajahn Munindo</text:p>
      <text:p text:style-name="P7"/>
      <text:p text:style-name="P7">Pubblicate da Aruno Publications</text:p>
      <text:p text:style-name="P18">Aruna Ratanagiri Buddhist Monastery</text:p>
      <text:p text:style-name="P18">2 Harnham Hall Cottages,</text:p>
      <text:p text:style-name="P18">Harnhama, Belsay,</text:p>
      <text:p text:style-name="P18">Northumberland. NE20 OHF</text:p>
      <text:p text:style-name="P18">Vereinigtes Konigreich</text:p>
      <text:p text:style-name="P18"/>
      <text:p text:style-name="P7">Contattare Aruno Pubblications wwww.ratanagiri.org.uk</text:p>
      <text:p text:style-name="P7">Questo libro è scaricabile gratuitamente all’indirizzo</text:p>
      <text:p text:style-name="Standard"><text:a xlink:type="simple" xlink:href="http://www.forestsanghabooks.org/"><text:span text:style-name="Internet_20_link"><text:span text:style-name="T7">www.forestsanghabooks.org</text:span></text:span></text:a></text:p>
      <text:p text:style-name="P18"/>
      <text:p text:style-name="P18">ISBN978-X-XXXXX-XX-X</text:p>
      <text:p text:style-name="Standard"><text:span text:style-name="T7">Copyright</text:span><text:span text:style-name="T12">©</text:span><text:span text:style-name="T7">2013 HARNHAM BUDDHIST MONASTERY TRUST</text:span></text:p>
      <text:p text:style-name="P21">Sabbadanam dhammadanam jinati</text:p>
      <text:p text:style-name="Standard"><text:span text:style-name="T4">“</text:span><text:span text:style-name="T3">Il dono del Dhamma supera tutti i doni”</text:span></text:p>
      <text:p text:style-name="P6"/>
      <text:p text:style-name="P6">Foto di copertina di…</text:p>
      <text:p text:style-name="P6"/>
      <text:p text:style-name="P6">Se vi interessa tradurre questo testo in altre lingue, contattateci per informazioni di formattazione, di testo, di copyright.</text:p>
      <text:p text:style-name="P6"/>
      <text:p text:style-name="P6">Questo lavoro è autorizzato da Creative Commons</text:p>
      <text:p text:style-name="P6">Attribution-NonCommercial-NoDerivs3-0 Unported License</text:p>
      <text:p text:style-name="Standard"><text:a xlink:type="simple" xlink:href="http://creativecommons.org/license/by-nc-nd/3.0/"><text:span text:style-name="Internet_20_link"><text:span text:style-name="T3">http://creativecommons.org/license/by-nc-nd/3.0/</text:span></text:span></text:a></text:p>
      <text:p text:style-name="P6"/>
      <text:p text:style-name="P6">V. pag 111 per maggiori dettagli su diritti e restrizioni</text:p>
      <text:p text:style-name="P6"/>
      <text:p text:style-name="P6">Prodotto con Latex TYPESETTING SYSTEM</text:p>
      <text:p text:style-name="P6"/>
      <text:p text:style-name="P6">Prima edizione, 10.000 copie, prodotte in Malesia, 2013</text:p>
      <text:p text:style-name="P21">Prefazione</text:p>
      <text:p text:style-name="P6"/>
      <text:p text:style-name="Standard"><text:span text:style-name="T4"><text:s text:c="3"/></text:span><text:span text:style-name="T3">Il secondo volume delle Riflessioni sul Dhammapada fa seguito al primo, pubblicato nel 2009. Anche questa volta, il volume comprende una selezione di 52 citazioni da Un Dhammapada per la contemplazione (2006) e i relativi commenti. Citazioni e commenti sono stati precedentemente pubblicati come messaggi mail spediti a ogni luna nuova e luna piena ai membri della nostra comunità per corrispondenza on-line del Dhammasakaccha, che ha attualmente circa 600 partecipanti. Se desiderate ricevere queste mail visitate:</text:span></text:p>
      <text:p text:style-name="Standard"><text:a xlink:type="simple" xlink:href="http://www.ratanagiri.org.uk/dhammapada-reflections/"><text:span text:style-name="Internet_20_link"><text:span text:style-name="T3">www.ratanagiri.org.uk/dhammapada-reflections/</text:span></text:span></text:a></text:p>
      <text:p text:style-name="Standard"><text:span text:style-name="T4"><text:s text:c="3"/></text:span><text:span text:style-name="T3">Ancora una volta, sono in debito verso le tante persone che hanno dato una mano nella preparazione di questo materiale. Per i versi del Dhammapada, ho consultato molte autorevoli versioni. In particolare, ho utilizzato il lavoro del Ven. Narada Thera (B.M.S. 1978), Ven. Ananda Maitreya Thera (lotsawa 1988), Daw Mya Tin e dei redattori della Burmese Pitaka Association (1987) e di Ajahn Thanissaro. Per le storie tramandate associate con i versi mi sono rivolto <text:s/>a </text:span><text:a xlink:type="simple" xlink:href="http://www.tipitaka.net/"><text:span text:style-name="Internet_20_link"><text:span text:style-name="T3">www.tipitaka.net</text:span></text:span></text:a></text:p>
      <text:p text:style-name="P6">Ron Lumsden e Jayasiri Lewis hanno generosamente offerto il loro tempo e le loro capacità per rivedere i testi.</text:p>
      <text:p text:style-name="Standard"><text:span text:style-name="T4"><text:s text:c="4"/></text:span><text:span text:style-name="T3">Che le benedizioni che possono sorgere da questa raccolta siano condivise con tutti coloro che sono stati coinvolti nella sua produzione e sponsorizzazione. Che tutti quelli che cercano la via possano trovarla e possano sperimentare, alla sua conclusione, la libertà. Che tutti gli esseri cerchino la via.</text:span></text:p>
      <text:p text:style-name="P6"/>
      <text:p text:style-name="P6">Bhikkhu Munindo</text:p>
      <text:p text:style-name="P6">Aruna Ratanagiri Buddhist Monastery</text:p>
      <text:p text:style-name="P6">Northhumberland, Gran Bretagna</text:p>
      <text:p text:style-name="P22">Quelli che raggiungono l’altra sponda</text:p>
      <text:p text:style-name="P7">sono pochi.</text:p>
      <text:p text:style-name="P7">I più vagano avanti e indietro, senza fine</text:p>
      <text:p text:style-name="P7">su questa sponda</text:p>
      <text:p text:style-name="P7">non arrischiandosi al viaggio. </text:p>
      <text:p text:style-name="P2"/>
      <text:p text:style-name="P2">Dhammapada strofa 85</text:p>
      <text:p text:style-name="P26">Non è in realtà possibile immaginare qualcosa di veramente nuovo. Quasi tutto quello che pensiamo è un riassetto del passato. Abbiamo bisogno di un approccio decisamente nuovo se il nostro obbiettivo è ‘l’oltre’, la libertà dalla sofferenza. La prevedibilità di ciò che ci è familiare ci fa sentire al sicuro, anche se è monotona. Questo è il nostro incessante oscillare avanti e indietro. È così che viviamo con l’attaccamento. Come sarebbe se non ci aggrappassimo, se avessimo fiducia nella consapevolezza qui e ora, permeata dal Dhamma? Ci vuole coraggio per lasciar andare il familiare e aprirsi al non conosciuto. L’impegno ai precetti etici e l’addestramento alla presenza sono i nostri protettori. Con questo assetto, possiamo avere il coraggio di intraprendere il nuovo viaggio.</text:p>
      <text:p text:style-name="P36">Benedetta è la nascita di un Buddha</text:p>
      <text:p text:style-name="P31">benedetta la rivelazione del Dhamma</text:p>
      <text:p text:style-name="P31">benedetta l'armonia del Sangha</text:p>
      <text:p text:style-name="P31">beata è la melodiosa comunione.</text:p>
      <text:p text:style-name="P3"/>
      <text:p text:style-name="P3">Dhammapada strofa 194</text:p>
      <text:p text:style-name="P25">L’armonia è una piacevole risonanza che nasce da diversi elementi: note suonate su uno strumento, colori combinati in un’immagine, opinioni condivise in un dialogo. La diversità non è di per sé un ostacolo all’armonia e alla concordia. In effetti, il contrasto può arricchire e rendere più profonda l’esperienza. Vivendo con consapevolezza impariamo dove risiede il potenziale della bellezza. Anche il disequilibrio ha una sua bellezza se c’è armonia; saggezza, abilità e sensibilità si uniscono e la bellezza si manifesta. Questa è una rara benedizione.</text:p>
      <text:p text:style-name="P22">Non c’è fuoco pari al desiderio</text:p>
      <text:p text:style-name="P7">né malattia peggiore dell’odio</text:p>
      <text:p text:style-name="P7">né pena che opprima come l'attaccamento <text:s text:c="2"/></text:p>
      <text:p text:style-name="P7">né gioia pari alla pace della libertà. <text:s text:c="2"/></text:p>
      <text:p text:style-name="P2"/>
      <text:p text:style-name="P2">Dhammapada strofa 202</text:p>
      <text:p text:style-name="P25">Come restare mirati sul sentiero che conduce alla chiarezza e alla pace incrollabile? Avidità, avversione e confusione distorcono il nostro pensiero. La brama può sembrare attraente; siamo attirati nel suo vortice. L’odio può sembrare attraente; ci sentiamo spinti a fare il male. L’attaccamento ha radici nella falsa credenza che aggrapparci ci renda più felici. In verità, la brama brucia, l’odio intralcia l’intelligenza, e gli attaccamenti rovinano quel che c’è di bello nella vita. Possiamo cominciare a capire questa verità da noi stessi quando addestriamo l’attenzione a vedere attraverso l’apparenza esterna delle cose. Una comprensione più profonda di questi tre veleni ci incoraggia a ritrarci dal seguire i loro impulsi. Questa è la comprensione che conduce alla liberazione.</text:p>
      <text:p text:style-name="P22">E’ difficile vivere</text:p>
      <text:p text:style-name="P7">la vita della rinuncia:</text:p>
      <text:p text:style-name="P7">raro è saperne apprezzare </text:p>
      <text:p text:style-name="P8">le sfide.<text:tab/></text:p>
      <text:p text:style-name="P7">Ma è anche difficile vivere</text:p>
      <text:p text:style-name="P7">la vita del capofamiglia:</text:p>
      <text:p text:style-name="P7">fa soffrire</text:p>
      <text:p text:style-name="P7">stare con quelli</text:p>
      <text:p text:style-name="P7">per cui non si sente amicizia.</text:p>
      <text:p text:style-name="P7">Vagare senza impegno</text:p>
      <text:p text:style-name="P7">porta sempre a difficoltà.</text:p>
      <text:p text:style-name="P7">Perché non rinunciare</text:p>
      <text:p text:style-name="P7">all’illusorio inseguimento del dolore?</text:p>
      <text:p text:style-name="P7"/>
      <text:p text:style-name="P2">Dhammapada strofa 302</text:p>
      <text:p text:style-name="P27"><text:span text:style-name="T5">Il Buddha rivolse queste parole a un monaco che indulgeva in ingannevoli sensi di auto-commiserazione: “Sicuramente nessuno sta vivendo una situazione difficile quanto la mia”. Per sua fortuna, il monaco ricevette una saggia riflessione nel modo giusto al momento giusto e riuscì così a vedere quel che stava facendo e a lasciar andare. Quando non siamo attenti nel momento presente, tendiamo a incolpare la cattiva sorte fuori di noi. Oppure biasimiamo noi stessi, interiormente. </text:span><text:span text:style-name="T2"><text:s/>In entrambi i casi, accresciamo il dolore dimenticando di espandere la consapevolezza e di accogliere pienamente la sofferenza. La sofferenza è la giusta risposta al nostro opporre resistenza alla realtà. Se non ci attacchiamo, non soffriamo. La sofferenza è un messaggio. Non è qualcosa che sta andando nel verso sbagliato. Non dobbiamo liberarci dalla sofferenza, dobbiamo ascoltarla. </text:span></text:p>
      <text:p text:style-name="P2"/>
      <text:p text:style-name="P2"/>
      <text:p text:style-name="P2">(corpo carattere tipografico)</text:p>
      <text:p text:style-name="P22">Un solo giorno vissuto</text:p>
      <text:p text:style-name="P7">con chiara intenzione e saggezza</text:p>
      <text:p text:style-name="P7">ha più valore di cento anni</text:p>
      <text:p text:style-name="P9">privi di disciplina<text:tab/></text:p>
      <text:p text:style-name="P7">e di manifesta saggezza. </text:p>
      <text:p text:style-name="P7"/>
      <text:p text:style-name="P3">Dhammapada strofa 111</text:p>
      <text:p text:style-name="P26">Il più bel dono che possiamo offrire al Buddha è di vivere con saggezza. Tutti noi sappiamo quali sono le conseguenze di una vita basata sulle nostre preferenze: ci sentiamo divisi, non interi. Quando le condizioni convergono nel creare circostanze piacevoli ci smarriamo nella felicità raggiunta; quando le condizioni diventano sgradevoli ci disperiamo per quel che abbiamo perduto. La saggezza ‘vede’ sia il guadagno che la perdita, la saggezza sostiene la consapevolezza che ci rende liberi.</text:p>
      <text:p text:style-name="P22">Chi spende tutta la sua energia</text:p>
      <text:p text:style-name="Standard"><text:span text:style-name="T5">nel percorrere la Via,</text:span></text:p>
      <text:p text:style-name="P7">chi è puro e sollecito nell’impegno</text:p>
      <text:p text:style-name="Standard"><text:span text:style-name="T5">raccolto e onesto nel comportamento,</text:span></text:p>
      <text:p text:style-name="P7">vede accrescere in sé l'esultanza. </text:p>
      <text:p text:style-name="P25">Il sentiero del Buddha verso la radiosità passa dal lasciar andare. Veniamo incoraggiati a considerare le cose con cura e con tutta la nostra energia fino a penetrare nella loro vera natura, incertezza, instabilità, impermanenza. Ci addestriamo a lasciar andare con una comprensione che nasce dall’investigazione, non dal rifiuto o dalla negazione. Esiste anche un sentiero ingannevole della pratica che conduce alla radiosità che nasce non dal lasciar andare, ma dall’attaccamento alle opinioni. Aggrapparsi fermamente a idee e sensazioni di essere nel giusto può procurare un forte senso di auto-importanza. C’è energia, entusiasmo, convinzione. Ma seguire questo sentiero porta a divisione e disarmonia. Se il nostro sforzo è in accordo con la realtà c’è un’interiore contentezza che irraggia benessere.</text:p>
      <text:p text:style-name="P22">Le catene di ogni schiavitù si spezzano</text:p>
      <text:p text:style-name="P7">per chi vede chiaramente</text:p>
      <text:p text:style-name="Standard"><text:span text:style-name="T5">e sa bene cosa <text:s/>siano <text:s/></text:span></text:p>
      <text:p text:style-name="P7">concentrazione e visione intuitiva.</text:p>
      <text:p text:style-name="P7"/>
      <text:p text:style-name="P2">Dhammapada strofa 384</text:p>
      <text:p text:style-name="P22">Un visitatore del monastero chiese all’insegnate di meditazione Venerabile Ajahn Chah come si possa praticare la meditazione di concentrazione (samadhi) quando in realtà non c’è un sé. Il maestro spiegò che quando sviluppiamo la concentrazione, lavoriamo con un sé. Quando sviluppiamo l’intuizione profonda (vipassana), lavoriamo con il non-sé. Quindi quando veramente conosciamo lo stato delle cose, siamo al di là sia del sé che del non-sé. </text:p>
      <text:p text:style-name="P22">La vittoria porta all’odio</text:p>
      <text:p text:style-name="P7">perché gli sconfitti soffrono.</text:p>
      <text:p text:style-name="P7">Chi è in pace vive lieto</text:p>
      <text:p text:style-name="P7">al di là di vittoria e sconfitta.</text:p>
      <text:p text:style-name="P7"/>
      <text:p text:style-name="P7">Dhammapada strofa 201</text:p>
      <text:p text:style-name="P23">Chi vive al di là di vittoria e sconfitta è definito ‘in pace’ non perché sia privo di sentimenti. Non è ‘al di là’ perché è sfuggito alle sensazioni di dolore e di perdita, ma perché è sfuggito al raggiro del sé. Il sé è come un arcobaleno. Da lontano sembra reale e solido, ma appena vi avvicinate, sembra meno solido. Se ci aggrappiamo troppo saldamente al senso del sé, ci perdiamo in opinioni riguardo a cosa ci renda felici. Crediamo che vincere sia l’unica cosa che conta, senza vedere che nel percorso procuriamo sofferenza agli altri. Se ci teniamo in modo troppo vago al senso del sé, anche in questo caso ci perdiamo, questa volta per mancanza di confini, diventando eccessivamente sensibili e privi di fiducia. Il rispetto e la fiducia in se stessi sono la conseguenza naturale di una vita vissuta con integrità e comprensione. <text:s text:c="2"/></text:p>
      <text:p text:style-name="P20"><text:span text:style-name="T6">“</text:span><text:span text:style-name="T5">Tutte le realtà sono prive </text:span></text:p>
      <text:p text:style-name="P7">di un sé permanente”:</text:p>
      <text:p text:style-name="P7">quando lo comprendiamo</text:p>
      <text:p text:style-name="P7">direttamente e profondamente</text:p>
      <text:p text:style-name="P7">ci sentiamo stanchi di questa vita</text:p>
      <text:p text:style-name="P7">di sofferenza.</text:p>
      <text:p text:style-name="P7">E’ questa la via della purificazione.</text:p>
      <text:p text:style-name="P10"/>
      <text:p text:style-name="P10">Dhammapada strofa 279</text:p>
      <text:p text:style-name="P26">Quando ci sentiamo giù, andiamo in cerca di ‘qualcosa’ che ci tiri su: un gelato, un film, un ricordo, un libro. Il Dhamma ci insegna ad andare nella direzione opposta: per essere veramente felici abbiamo bisogno di qualcosa di meno non di qualcosa di più. Quello di cui abbiamo bisogno è di lasciar andare l’ ‘io’ e il ‘mio’. Contrariamente alla comune credenza nella supremazia del ‘sé’, il Dhamma dice che niente può dare all’io appagamento. La convinzione che l’io e i suoi desideri possano mai essere soddisfatti è falsa. Quali dei miei tanti sé si è rivelato affidabile e durevole: il me felice, quello disperato, quello serio, quello trasandato, quello saggio, quello folle? L’insegnamento dice che l’intuizione profonda della natura del sé ci libera dal fardello di questa falsa credenza, dissolve il mito dell’importanza del sé, e ci conduce alla purificazione.</text:p>
      <text:p text:style-name="P22">Lo stolto che sa di essere stolto</text:p>
      <text:p text:style-name="P7">ha un pizzico di saggezza;</text:p>
      <text:p text:style-name="P7">lo stolto che pensa di esser saggio</text:p>
      <text:p text:style-name="P7">è impudentemente stolto.</text:p>
      <text:p text:style-name="P3"/>
      <text:p text:style-name="P3">Dhammapada strofa 63</text:p>
      <text:p text:style-name="P25">È una liberazione essere capaci di riconoscere con onestà i nostri errori. Quando smettiamo di fingere con gli altri, possiamo smettere di nasconderci da noi stessi La saggezza lo riconosce. La saggezza è luce, nella misura in cui siamo aperti e onesti, può brillare attraverso di noi e diventiamo trasparenti a noi stessi e agli altri. Quando ci prendiamo troppo seriamente, la luce non può brillare e l’oscurità crea paura. Quando abbiamo paura, il cuore si contrae, producendo un preciso senso del ‘me’. “Io sono un solido qualcuno” A un certo livello, questo senso di sé può anche far sentire bene. Ma questo ‘qualcuno’ va in giro entrando in collisione con altri ‘qualcuno’ lasciando nella sua scia ansietà e danno. Comprenderlo è la nascita dell’autentica umiltà.</text:p>
      <text:p text:style-name="P22">I discepoli del Buddha</text:p>
      <text:p text:style-name="Standard"><text:span text:style-name="T5">sono pienamente svegli,</text:span></text:p>
      <text:p text:style-name="P7">giorno e notte immersi</text:p>
      <text:p text:style-name="P7">nella gioia del non nuocere.</text:p>
      <text:p text:style-name="P7"/>
      <text:p text:style-name="P2">Dhammapada strofa 300</text:p>
      <text:p text:style-name="P25">Il non nuocere può nell’immediato non sembrare una grande conquista ma immaginate come sarebbe il nostro mondo se tutti fossero inoffensivi. Immaginate come si sentirebbe il nostro cuore se tutti i nostri impulsi fossero innocui. I discepoli illuminati del Buddha sono già pienamente risvegliati. La loro naturale disposizione è di dimorare in uno stato in cui sorgono solo pensieri inoffensivi, dove non c’è mai intenzione di causare sofferenza. La nobile lotta di coloro che ancora cercano la via richiede un rigoroso, onesto riconoscimento della malevolenza, del risentimento o dell’amarezza ogni volta che sorgono. Rifiutarli non fa che aggravare la lotta. Gradualmente la nostra pratica ci equipaggia con la capacità di incontrare questi impulsi in modo inoffensivo. Il non nuocere è anche compassione.</text:p>
      <text:p text:style-name="P22">Devozione e rispetto</text:p>
      <text:p text:style-name="P7">è naturale offrire</text:p>
      <text:p text:style-name="P7">a chi ci ha rivelato la Via.</text:p>
      <text:p text:style-name="P4"/>
      <text:p text:style-name="P4">Dhammapada strofa 392</text:p>
      <text:p text:style-name="P26">Dimostrando rispetto a chi è meritevole, ciò che dentro di noi è degno di rispetto si rafforza. Esprimendo devozione agli insegnanti che ci hanno mostrato la via, il nostro impegno nei confronti del cammino si approfondisce. La storia che ci raccontano l’avidità e l’avversione è che dare significa perdere. Ma l’unica cosa che perdiamo è la stretta mortale del ‘me’ e <text:s/>dell’ ‘a modo mio’. Quello che guadagniamo è contentezza e forza del cuore.</text:p>
      <text:p text:style-name="P36">In verità è su di noi</text:p>
      <text:p text:style-name="P31">che possiamo contare;</text:p>
      <text:p text:style-name="P32">come contare<text:tab/></text:p>
      <text:p text:style-name="P31">su qualcun altro?</text:p>
      <text:p text:style-name="P31">E' un raro rifugio</text:p>
      <text:p text:style-name="P31">arrivare ad affidarci</text:p>
      <text:p text:style-name="P31">a noi stessi.</text:p>
      <text:p text:style-name="P3"/>
      <text:p text:style-name="P3">Dhammapada strofa 160</text:p>
      <text:p text:style-name="P25">Sottolineando che siamo noi, noi stessi, il nostro vero rifugio, il Buddha ci indica che la direzione in cui guardare per la reale sicurezza è verso l’interno. Prestiamo la cura dovuta all’attività esterna, ma non possiamo permetterci di perderci in essa. Per essere liberi dall’eterna delusione nella vita, dobbiamo conoscere noi stessi, pienamente. Quando conosciamo realmente noi stessi, possiamo dimenticare noi stessi. Liberati dalla dolorosa prigione dell’egoismo, il cuore e la mente liberati sono disponibili a servire veramente la realtà in ogni momento. Generosità, gentilezza ed empatia sorgono naturalmente quando il nostro essere è una cosa sola con la verità.</text:p>
      <text:p text:style-name="P22">Guardati dall’attaccamento</text:p>
      <text:p text:style-name="P7">che nasce dall’affetto</text:p>
      <text:p text:style-name="P7">perché separarsi da chi </text:p>
      <text:p text:style-name="P7">ci è caro è doloroso;</text:p>
      <text:p text:style-name="P7">se invece non assecondi</text:p>
      <text:p text:style-name="P7">né osteggi l’affetto</text:p>
      <text:p text:style-name="P7">non ci sarà schiavitù.</text:p>
      <text:p text:style-name="P2"/>
      <text:p text:style-name="P2">Dhammapada strofa 211</text:p>
      <text:p text:style-name="P25">Possiamo provare affetto ma quanto siamo liberi nel modo di relazionarci a queste sensazioni? Coloro che hanno realizzato il Dhamma semplicemente sentono quello che sentono e lo conoscono in termini di realtà: le sensazioni non sono la cosa ultima, non sono qualcosa in cui perdersi. Quando ci attacchiamo alle sensazioni le distorciamo. In un momento di attaccamento alla gioia abbiamo una sensazione di aumento di godimento, ma non riusciamo a vedere la delusione che stiamo incamerando per dopo. Le condizioni cambiano, la felicità svanisce, e con essa il senso del ‘me’ che è felice. Allo stesso tempo, generiamo una tendenza ad attaccarci, e perciò a perderci, nelle sensazioni spiacevoli. Piacevole o spiacevole, una sensazione è una sensazione, ci attacchiamo a una e ci stiamo attaccando a entrambe. Riflettendo su questa strofa, possiamo scoprire che permettere consapevolmente a quel che sentiamo di arrivare e andare non lo diminuisce. In effetti, la libertà di sentire qualsiasi cosa sentiamo, senza essere limitati dall’impulso ad aggrapparci, è il sentiero che conduce fuori dalla schiavitù.</text:p>
      <text:p text:style-name="P22">Come con un mazzo di fiori</text:p>
      <text:p text:style-name="P7">si possono intrecciare ghirlande</text:p>
      <text:p text:style-name="P7">con questa nostra esistenza umana</text:p>
      <text:p text:style-name="P7">possiamo fare ghirlande</text:p>
      <text:p text:style-name="P7">di nobili azioni.<text:tab/></text:p>
      <text:p text:style-name="P7"/>
      <text:p text:style-name="P7">Dhammapada strofa 53</text:p>
      <text:p text:style-name="P25">Come chi intreccia una ghirlanda siede con il suo mazzo di fiori di fronte, così noi sediamo in meditazione con il potenziale della nostra vita di fronte a noi. In ogni momento, c’è la possibilità di fare qualcosa di buono, di creare qualcosa di nuovo, qualcosa di bello. Vale anche per il non-fare; frenando gli impulsi non salutari portiamo bellezza nel nostro mondo. Qualsiasi cosa facciamo, comunque agiamo, la possibilità di fare il bene c’è sempre, in ogni momento. </text:p>
      <text:p text:style-name="P22">Restare liberi da avidità</text:p>
      <text:p text:style-name="P7">anche in mezzo agli avidi </text:p>
      <text:p text:style-name="P7">è vera felicità.</text:p>
      <text:p text:style-name="P2"/>
      <text:p text:style-name="P2">Dhammapada strofa 199</text:p>
      <text:p text:style-name="P25">Per essere degni di rispetto, ci atteniamo a valori quali l’onestà, l’altruismo, la generosità. Tuttavia, quando chi ci sta intorno si muove in una direzione diversa, può diventare difficile vivere allineandoci a questi valori. Il Buddha conosceva questa difficoltà, ma affermava che vivere così è la fonte della felicità. Se tradiamo noi stessi perdendoci nella disattenzione, fermiamoci e percepiamone le conseguenze. Non abbiate fretta di scappare. E immaginate come possa farci sentire, all’opposto, attenersi all’integrità. Allo stesso modo, considerate come vi sentite se vi concentrate sulla gratitudine invece di indulgere nel senso di mancanza. Non aggiungendo né togliendo niente a questo momento, ci orientiamo verso la pace interiore e la contentezza. Stabilizzandoci in questa consapevolezza, saremo meno inclini a essere intimiditi dagli altri. </text:p>
      <text:p text:style-name="P22">Un’azione è corretta quando</text:p>
      <text:p text:style-name="P7">a ripensarci non proviamo rimorso:</text:p>
      <text:p text:style-name="P7">nella gioia si colgono i suoi frutti.</text:p>
      <text:p text:style-name="P2"/>
      <text:p text:style-name="P2">Dhammapada strofa 68</text:p>
      <text:p text:style-name="P26">Quando la consapevolezza si rinforza ed emerge la fiducia, sperimentiamo un crescente senso di essere la nostra stessa autorità. La paura di immaginari agenti esterni che emettono sentenze su di noi comincia a essere vista per quello che è: immaginazione. Il nostro vero cuore sa cosa è salutare e cosa no. La riflessione saggia genera la luce della consapevolezza, illuminando la via. Quando udiamo la voce del giudizio dal nostro falso cuore, la riceviamo e la lasciamo svanire. Resta la gioia.</text:p>
      <text:p text:style-name="P22">Un'azione è scorretta quando</text:p>
      <text:p text:style-name="Standard"><text:span text:style-name="T5">a ripensarci proviamo</text:span><text:span text:style-name="T3"> </text:span><text:span text:style-name="T5">rimorso:</text:span></text:p>
      <text:p text:style-name="P7">piangendo di rammarico</text:p>
      <text:p text:style-name="P7">si colgono i suoi frutti.</text:p>
      <text:p text:style-name="P3"/>
      <text:p text:style-name="P3">Dhammapada strofa 67</text:p>
      <text:p text:style-name="P25">Esercitare la riflessione saggia mentre percorriamo il territorio interiore delle nostre vite ci porta alla comprensione. Impariamo come vivere bene. Le valli della tristezza e del rimorso ci insegnano. La presenza mentale e la saggia riflessione ci equipaggiano del necessario per rendere questo viaggio significativo. La consapevolezza verificata ed esaminata ci dimostra come le azioni del passato hanno lasciato tracce nel nostro cuore. Questi sono i segni che ci indicano la giusta direzione, la via dell’appagamento qui e ora.</text:p>
      <text:p text:style-name="P22">Chiunque viva libero</text:p>
      <text:p text:style-name="P7">dalle abitudini ad aggrapparsi</text:p>
      <text:p text:style-name="P7">al passato, al presente o al futuro</text:p>
      <text:p text:style-name="P11">senza nulla possedere<text:tab/></text:p>
      <text:p text:style-name="P7">è un essere grande.</text:p>
      <text:p text:style-name="P3"/>
      <text:p text:style-name="P3">Dhammapada strofa 421</text:p>
      <text:p text:style-name="P20"><text:span text:style-name="T6">‘</text:span><text:span text:style-name="T5">Attaccarsi a nulla’ non ha a che fare con il non possedere niente, ma con il modo in cui possediamo le cose. Se guidiamo un’auto stringendo troppo il volante, ci stanchiamo e in realtà non guidiamo con prudenza. Se teniamo il volante in modo troppo sciolto, allo stesso modo rischiamo un incidente. Questa strofa ci dice che il passato, il presente, il futuro possono essere tenuti in un modo che non porta alla sofferenza. Ed è con questa chiara comprensione che pratichiamo il lasciar andare e non semplicemente sulla base di un ideale secondo cui non dovremmo attaccarci. </text:span></text:p>
      <text:p text:style-name="P22">La libertà dalla sofferenza è pari</text:p>
      <text:p text:style-name="P7">alla libertà dall’intenzione</text:p>
      <text:p text:style-name="P7">di causare dolore.<text:line-break/>Non c’è vera grandezza</text:p>
      <text:p text:style-name="P7">se non c’è dominio sulla rabbia.</text:p>
      <text:p text:style-name="P3"/>
      <text:p text:style-name="P3">Dhammapada strofa 390</text:p>
      <text:p text:style-name="P25">Essere indignati può darci una sensazione di importanza, ma è un’importanza colma di sofferenza. Dopo che il fuoco e il fumo sono svaniti, vediamo il danno causato dalla parola e dall’azione senza freno. Gli altri sono rimasti feriti e noi lasciati soli a sopportare il rimpianto e il rimorso. Starsene sdraiati al sole può essere piacevole; le bevande dolci e gli stuzzichini sono invitanti ma l’apparenza dissimula la loro realtà. Il fatto che sembrino buoni non li rende buoni. L’impeto di rabbia sembra energizzante ma quell’energia ha un costo. Nel seguirla accumuliamo debiti. Possiamo sentire di aver ragione nel prendere una certa posizione ma siamo nell’errore se ci perdiamo in essa. Se siamo seri nel voler essere liberi dalla sofferenza, vorremo essere consapevoli anche della più sottile intenzione di fare del male.</text:p>
      <text:p text:style-name="P22">Come un elefante in battaglia</text:p>
      <text:p text:style-name="P12">resiste alle frecce<text:tab/></text:p>
      <text:p text:style-name="P7">io scelgo di tollerare</text:p>
      <text:p text:style-name="P7">gli attacchi verbali degli altri.</text:p>
      <text:p text:style-name="P2"/>
      <text:p text:style-name="P2">Dhammapada strofa 320</text:p>
      <text:p text:style-name="P26">Quando il gioco si fa duro, siamo liberi di scegliere di tollerare, se vogliamo. O possiamo invece scegliere di reagire. Nessuno al di fuori di noi ha l’autorità di forzarci in una delle due direzioni. Certe volte, quando le nostre non addestrate abitudini reattive deflagrano, può assolutamente sembrare che il responsabile sia qualcos’altro o qualcun altro: “Sono stato preso da qualcosa” il che significa che ho perso le staffe. Il Buddha non le ha mai perse. Il che non significa che non abbia mai avuto a che fare con forti disaccordi. Li ha avuti, e ha scelto di tollerare anziché reagire. Era pienamente consapevole, pienamente sveglio nei confronti della realtà, e sapeva di avere l’autorità per fare quella scelta. Questo ci aiuta a riflettere che, almeno potenzialmente, ce l’abbiamo anche noi.</text:p>
      <text:p text:style-name="P22">Chi è litigioso dimentica</text:p>
      <text:p text:style-name="P7">che moriremo tutti; </text:p>
      <text:p text:style-name="P7">non ci sono litigi</text:p>
      <text:p text:style-name="P7">per il saggio che riflette sulla morte.</text:p>
      <text:p text:style-name="P7"/>
      <text:p text:style-name="P10">Dhammapada strofa 6</text:p>
      <text:p text:style-name="P25">In un momento di risveglio riconosciamo quanto siamo fortunati e come facilmente diamo tutto per scontato. Se perdiamo la salute, desideriamo ardentemente che ritorni, ripromettendoci di valutarla di più in futuro. Se la fiducia viene danneggiata in un’amicizia di valore, prendiamo la risoluzione che se venisse risanata, non permetteremo mai più che cada nella noncuranza. La saggezza può nascere dalla riflessione regolare su quanto potremmo perdere per trascuratezza.</text:p>
      <text:p text:style-name="P22">Siamo noi la nostra protezione</text:p>
      <text:p text:style-name="P7">proprio noi siamo il nostro rifugio: </text:p>
      <text:p text:style-name="P7">come potrebbe essere altrimenti?</text:p>
      <text:p text:style-name="P7">Dunque con adeguata premura</text:p>
      <text:p text:style-name="P7">prendiamoci cura di noi stessi.</text:p>
      <text:p text:style-name="P2"/>
      <text:p text:style-name="P2">Dhammapada strofa 380</text:p>
      <text:p text:style-name="P26">Come esercitare la ‘dovuta cura’ verso noi stessi senza<text:line-break/>diventare egoisti? Un altro modo per dire ‘dovuta cura’ è ‘retta<text:line-break/>presenza mentale’. Addestriamo noi stessi a osservare con accuratezza.<text:line-break/>Quando il prendersi cura si trasforma in attaccamento, il cuore si<text:line-break/>raffredda; “io” e “mio” subentrano mentre gentilezza e discernimento<text:line-break/>svaniscono. Possiamo affidarci al potere della<text:line-break/>consapevolezza di rivelare questo processo, come e quando accada. Così<text:line-break/>impariamo gradualmente a leggere i nostri cuori: cosa si prova nel<text:line-break/>corpo/mente quando il cuore è aperto, ricettivo e nutre interesse? Che<text:line-break/>cosa si sente quando il cuore è chiuso, risentito, amaro e<text:line-break/>spaventato? Percependo attentamente il nostro atteggiamento verso, attorno,<text:line-break/>sopra e sotto i tanti momenti di impedimento, la vita ci insegna come<text:line-break/>lasciar andare. Il Maestro ci dice che se riuscissimo a lasciar andare completamente, ci<text:line-break/>sentiremmo totalmente sicuri.</text:p>
      <text:p text:style-name="P22">Chi va sempre in cerca</text:p>
      <text:p text:style-name="P7">dei difetti degli altri</text:p>
      <text:p text:style-name="P7">moltiplica i propri vizi </text:p>
      <text:p text:style-name="P7">e si allontana dalla libertà.</text:p>
      <text:p text:style-name="P2"/>
      <text:p text:style-name="P2">Dhammapada strofa 253</text:p>
      <text:p text:style-name="P25">Siamo lontani dalla libertà perché ci siamo allontanati dal luogo in cui la libertà dimora: il cuore puro. Anche quando l’acqua è inquinata, la sua essenziale natura pura rimane la stessa; acqua pura, solo con qualcosa di aggiunto. Può essere utile considerare che dietro la confusione della paura, dell’avidità e del risentimento, c’è già il cuore limpido e in pace. Per raggiungere la pace, pensiamo di dover trovare qualcosa che ci manca. In realtà abbiamo troppo. Cosa accade se, quando si manifesta la tendenza a criticare, semplicemente la osserviamo? Non muoviamoci! Quando non seguiamo il movimento della mente, restiamo dove siamo più a nostro agio, a casa, nella consapevolezza. </text:p>
      <text:p text:style-name="P36">Come il pastore</text:p>
      <text:p text:style-name="Testo_20_normale"><text:span text:style-name="T8">conduce il gregge al pascolo,</text:span></text:p>
      <text:p text:style-name="P31">vecchiaia e morte</text:p>
      <text:p text:style-name="P31">sospingono gli esseri viventi.</text:p>
      <text:p text:style-name="P2"/>
      <text:p text:style-name="P2">Dhammapada strofa 135</text:p>
      <text:p text:style-name="P37">Il Buddha non direbbe mai niente con l’intenzione di farci sentire depressi. Qual è dunque il senso di questa strofa sull’inevitabilità di invecchiamento e morte? Il senso è la realtà, il Dhamma. Fintanto che neghiamo la realtà, i nostri sforzi nutrono le abitudini della confusione, il nostro cuore viene deprivato di vitalità. Dal giorno in cui siamo nati abbiamo proceduto <text:s/>verso la morte. Aprire cuore e mente a questa verità della via non deve essere deprimente. Al contrario di quel che ci aspetteremmo, <text:s/>ci liberiamo piuttosto dal dover mentire a noi stessi. Sappiamo già cosa ci aspetta e prende energia negarlo. Il Buddha ci dice che dietro i veli dell’illusione c’è il senza-morte. Saperlo significa non essere più smaniosi.</text:p>
      <text:p text:style-name="P22">Come un’improvvisa alluvione</text:p>
      <text:p text:style-name="Standard"><text:span text:style-name="T5">può spazzar via un villaggio addormentato,</text:span></text:p>
      <text:p text:style-name="P7">così può la morte distruggere</text:p>
      <text:p text:style-name="P7">quelli che cercano solo i fiori casuali</text:p>
      <text:p text:style-name="P13">dei piaceri dei sensi.<text:tab/></text:p>
      <text:p text:style-name="P7"/>
      <text:p text:style-name="P34">Dhammapada strofa 47</text:p>
      <text:p text:style-name="P25">Il Buddha amava i quieti boschetti di bambù e le mirabili cime delle montagne e raccomandava quei luoghi per coltivare la meditazione. Anche Mahakassapa, uno dei suoi maggiori discepoli, descrisse con versi eleganti la gioia di stare nella natura. Questi esseri risvegliati prediligevano particolari condizioni, ma se si trovavano in ambienti meno piacevoli, non si lamentavano. Il loro viaggio interiore non veniva ostacolato se non erano appagate le loro predilezioni. Il Buddha parlò di una via la cui meta chiamò ‘lo stato del senza-morte’, uno stato che possiamo realizzare se comprendiamo chiaramente la natura dei nostri sensi, la vista, l’udito, l’odorato, il gusto, il tatto e la cognizione. Dopo anni di radicale negazione del piacere dei sensi, il Buddha scoprì una via di mezzo tra l’indulgere e l’evitare. Questa via di retta consapevolezza sa perfettamente quando sorge il piacere sensoriale e impara anche dalle sensazioni di dolore. Nessuna posizione fissa.</text:p>
      <text:p text:style-name="P22">Come una solida roccia</text:p>
      <text:p text:style-name="P7">non è scossa dal vento</text:p>
      <text:p text:style-name="P7">imperturbato è il saggio</text:p>
      <text:p text:style-name="P7">dalla lode e dal biasimo.</text:p>
      <text:p text:style-name="P2"/>
      <text:p text:style-name="P2">Dhammapada strofa 81</text:p>
      <text:p text:style-name="P25">Chiunque noi siamo, qualsiasi sia la nostra vocazione nella vita, siamo tutti soggetti al potere della lode e del biasimo. <text:s/>Come vivere in questo mondo senza diventare vittime di queste energie? Il Buddha dice che la risposta è la saggezza. Qualsiasi siano le condizioni esterne, quando la saggezza è stabile e salda, il nostro cuore resta fermo. Gli esseri saggi sentono l’impatto delle forze del mondo, ma non perdono l’equilibrio. Per arrivare alla saggezza, dobbiamo prima comprendere il dolore della perdita d’equilibrio. Ricordate che la libertà dalla sofferenza viene dall’essere consapevoli di essa. Sentirsi feriti da una critica non significa aver fallito: ci indica dove e quando essere attenti.</text:p>
      <text:p text:style-name="P22">Non esiste paura</text:p>
      <text:p text:style-name="P7">per un cuore incontaminato</text:p>
      <text:p text:style-name="P7">dalle passioni</text:p>
      <text:p text:style-name="P7">e una mente libera dall'astio. </text:p>
      <text:p text:style-name="P7">Chi vede al di là del bene e del male</text:p>
      <text:p text:style-name="P7">è sveglio. </text:p>
      <text:p text:style-name="P2"/>
      <text:p text:style-name="P2">Dhammapada strofa 39</text:p>
      <text:p text:style-name="P25">Subito dopo la sua illuminazione venne chiesto al Buddha se fosse un<text:line-break/>dio o un essere umano. Rispose che era semplicemente sveglio. Essere sveglio, essere </text:p>
      <text:p text:style-name="P2">perfettamente consapevole, gli permetteva di vedere e capire ogni cosa in termini di realtà. La<text:line-break/>sua visone interiore era stata liberata dalle distorsioni del<text:line-break/>desiderio e del risentimento e il suo cuore era ora in perfetta pace.<text:line-break/>Le contaminazioni di avidità e malevolenza erano state rimosse e il<text:line-break/>naturale stato di chiara visione si era manifestato. La paura non<text:line-break/>poteva più sorgere. Con lo svanire di tutte le paure, rimangono solo<text:line-break/>saggezza e compassione.<text:line-break/></text:p>
      <text:p text:style-name="P22">Come un pesce trascinato via</text:p>
      <text:p text:style-name="P14">dalla sua casa sott’acqua<text:tab/></text:p>
      <text:p text:style-name="P7">e scagliato sulla terraferma</text:p>
      <text:p text:style-name="P7">si dibatte</text:p>
      <text:p text:style-name="P7">così freme il cuore</text:p>
      <text:p text:style-name="P7">quando viene rapito</text:p>
      <text:p text:style-name="P7">dalla corrente di Mara. </text:p>
      <text:p text:style-name="P7"/>
      <text:p text:style-name="P2">Dhammapada strofa 34</text:p>
      <text:p text:style-name="P26">Probabilmente, possiamo riconoscerci tutti in questa immagine. Descrive come ci sentiamo quando tentiamo di lasciar andare le nostre abitudini. La corrente di Mara, un termine buddhista per la manifestazione della confusione, è la forza della distrazione. Anche dopo anni di pratica, la nostra dipendenza dalla distrazione può far ancora ritorno, certe volte in modi sottili, altre volte grossolani. Più la nostra risoluzione a lasciar andare è intensa e più gli impedimenti appaiono convincenti. Non si tratta necessariamente di qualcosa che non va per il verso giusto, è un fatto naturale. Siamo tutti nella stessa situazione e può essere d’aiuto ricordare che abbiamo bisogno del reciproco sostegno in questo impegnativo viaggio.</text:p>
      <text:p text:style-name="P22">C’è chi da solo sa sconfiggere </text:p>
      <text:p text:style-name="P7">centinaia e centinaia di avversari;</text:p>
      <text:p text:style-name="P7">ma il più sublime degli eroi</text:p>
      <text:p text:style-name="P7">è colui che sa vincere se stesso.</text:p>
      <text:p text:style-name="P19"/>
      <text:p text:style-name="P3">Dhammapada strofa103</text:p>
      <text:p text:style-name="P26">Questi versi non sono in alcun modo un’approvazione della violenza. Invitano a riconoscere quello che è veramente degno. Quando l’ego vede se stesso come un eroe, ci sono dei problemi. Il Dhamma dice che nessuno dei raggiungimenti dell’ego è particolarmente valido. Quel che veramente conta è l’impegno a lasciar cadere l’attaccamento e l’identificazione con la struttura della personalità. Se pensiamo di essere spirituali demonizzando l’ego, non facciamo che rendere ancora più difficile il compito. Vincere se stessi non significa semplicemente giudicare l’infelice esperienza di un essere limitato. Significa investigare finché arriviamo a vedere il modo in cui le cose veramente sono. L’ego ha il suo ruolo. È una convenzione o un’abitudine della percezione che ha una funzione naturale. L’errore che facciamo è quello di dedurre che l’ego sia chi e cosa siamo.</text:p>
      <text:p text:style-name="P22">Chi è stolto e confuso</text:p>
      <text:p text:style-name="P7">si smarrisce nella distrazione.</text:p>
      <text:p text:style-name="P7">Il saggio fa tesoro della consapevolezza</text:p>
      <text:p text:style-name="P15">che ha coltivato<text:tab/></text:p>
      <text:p text:style-name="P10">come il più prezioso dei possessi.</text:p>
      <text:p text:style-name="P10"/>
      <text:p text:style-name="P10">Dhammapada strofa 26</text:p>
      <text:p text:style-name="P26">Noi tutti di tanto in tanto ci dimentichiamo di noi stessi e ci smarriamo nella confusione. Quel che conta è quanto ci mettiamo a ritrovarci. Non possiamo liberarci dalla confusione solo perché non ci piace. Ma la meditazione può aiutarci. Quando nella pratica formale facciamo uno sforzo per tornare al nostro oggetto di focalizzazione, di nuovo e di nuovo, stiamo costruendo un certo tipo di forza. Anche se al momento possiamo non accorgercene, un valido potenziale va crescendo. La meditazione può essere noiosa e sembrare anche senza senso. Ma l’energia non scompare mai. Il buono sforzo che facciamo per ricordare di tornare all’oggetto di meditazione ci ritorna nella vita quotidiana sotto forma di consapevolezza spontanea, qui e ora. Dove magari nel passato ci siamo dimenticati di noi stessi e ci siamo persi, ci ritroviamo all’improvviso, all’erta e tutt’uno con quanto sta accadendo. Tale consapevolezza è in verità un tesoro.</text:p>
      <text:p text:style-name="P36">I bianchi cigni si alzano in volo.</text:p>
      <text:p text:style-name="P31">Gli adepti dello yoga </text:p>
      <text:p text:style-name="P31">viaggiano attraverso lo spazio.</text:p>
      <text:p text:style-name="P31">I saggi trascendono</text:p>
      <text:p text:style-name="P31">l'illusione del mondo</text:p>
      <text:p text:style-name="P31">mettendo nel sacco le orde di Mara.</text:p>
      <text:p text:style-name="P31"/>
      <text:p text:style-name="P3">Dhammapada strofa 175</text:p>
      <text:p text:style-name="P26">Nel percorrere il sentiero spirituale, inevitabilmente verremo a sapere di magiche prodezze compiute dai maestri spirituali. Anche se alcuni sperimentano profondi stati di assorbimento e potenti capacità psichiche, aspirare a essi può essere un ostacolo allo sviluppo. È saggio ricordare che Mara può apparire in svariate fogge. Senza una consapevolezza ben fondata e incorporata, facilmente attribuiamo alle esperienze speciali più valore di quanto si meritino. La prodezza che il Buddha elogiava era quella di trascendere l’illusione. </text:p>
      <text:p text:style-name="P22">Un solo verso autentico</text:p>
      <text:p text:style-name="P7">che calma la mente</text:p>
      <text:p text:style-name="P16">è meglio di mille<text:tab/></text:p>
      <text:p text:style-name="P7">inconsistenti poesie.</text:p>
      <text:p text:style-name="P3"/>
      <text:p text:style-name="P3">Dhammapada strofa 101</text:p>
      <text:p text:style-name="P26">Si dice che la qualità conta più della quantità. Se applichiamo questo principio al nostro sforzo nella pratica, non ci preoccuperemo di quanto tempo abbiamo passato seduti, di quanti testi abbiamo studiato, o di quanti discorsi di Dhamma abbiamo sentito. Se ascoltiamo pienamente anche un solo minuto di un discorso di Dhamma, ha più valore che ascoltare senza totalità discorsi per ore. Ascoltare pienamente significa che ascoltiamo non solo con le orecchie ma anche con il cuore. E per farlo smettiamo di cercare di capire. Dobbiamo anche lasciar andare ogni cinismo. Un salutare scetticismo è un alleato nella pratica, ma il cinismo è corrosivo. Il vero ascolto richiede fiducia.</text:p>
      <text:p text:style-name="P22">Chi parla molto</text:p>
      <text:p text:style-name="P7">non vuol dire che sia ispirato dalla saggezza.</text:p>
      <text:p text:style-name="P7">Il saggio si riconosce</text:p>
      <text:p text:style-name="P7">perché è in pace con la vita</text:p>
      <text:p text:style-name="P7">libero da ostilità e paura.</text:p>
      <text:p text:style-name="P3"/>
      <text:p text:style-name="P3">Dhammapada strofa 258</text:p>
      <text:p text:style-name="P25">Il Buddha parlò spesso dei saggi e dei benefici del frequentarli. Ma come essere sicuri che qualcuno sia saggio? Un modo è vedere quanto siano liberi dalla malevolenza. E possiamo saperlo ascoltandoli con il cuore. Lo stesso vale per la paura. Questa persona genera pace o contrasto? Se ascoltiamo solo con la testa possiamo restare eccessivamente impressionati da un linguaggio intelligente. Ma se smettiamo di cercare di sapere con certezza e nutriamo una quieta fiducia nell’attenzione consapevole, può guidarci il nostro buon senso.</text:p>
      <text:p text:style-name="P36">Immenso è il beneficio</text:p>
      <text:p text:style-name="P33">che deriva dall'onorare<text:tab/></text:p>
      <text:p text:style-name="P31">chi è puro, chi è andato oltre la paura.</text:p>
      <text:p text:style-name="P31">Gli esseri che hanno trovato libertà</text:p>
      <text:p text:style-name="P31">da dolore e da angoscia</text:p>
      <text:p text:style-name="P31">sono degni di onore.</text:p>
      <text:p text:style-name="P31"/>
      <text:p text:style-name="P2">Dhammapada strofa 195-96</text:p>
      <text:p text:style-name="P25">È la virtù dentro di noi che riconosce la virtù negli altri. Quando onoriamo questa o quella virtù in un’altra persona, quelle stesse qualità vengono nutrite dentro di noi. Mettiamo in alto le immagini del Buddha in modo da poter alzare gli occhi verso di loro e verso quello di cui sono simbolo. Che privilegio aver fiducia in un sentiero di pratica che considera il dolore e la paura insegnamenti. Queste sensazioni non sono chi o cosa siamo, siamo molto di più. Nell’inchinarci al nostro maestro, il Buddha, apprendiamo a inchinarci nella vita e nella morte e a imparare da ogni cosa.</text:p>
      <text:p text:style-name="P25"/>
      <text:p text:style-name="P3"/>
      <text:p text:style-name="P7">Come l’acqua cade da una foglia di loto</text:p>
      <text:p text:style-name="P7">così scivola via la sofferenza</text:p>
      <text:p text:style-name="P7">da chi è libero da tossico desiderio.</text:p>
      <text:p text:style-name="P7"/>
      <text:p text:style-name="P3">Dhammapada strofa 336</text:p>
      <text:p text:style-name="P22">Le sofferenze della vita ci possono convincere che sono molto importanti. Sembrano richiedere un’enorme quantità di attenzione. Ma il Buddha ci insegna che le cose fondamentali sono la consapevolezza e la saggia riflessione. Se la pratica della consapevolezza è matura, riusciremo a osservare la sofferenza appena sorge senza lasciarcene affascinare troppo. Riusciremo anche a riflettere con saggezza sulla realtà dei nostri stati d’animo e non solo a esserne toccati. Non sono fondamentali, vengono e vanno. E il loro emergere ha una causa. Una volta riconosciuta la causa, dice il Buddha, la sofferenza semplicemente svanisce. </text:p>
      <text:p text:style-name="P3"/>
      <text:p text:style-name="P22">Chi ha rinunciato</text:p>
      <text:p text:style-name="P7">all’uso della forza</text:p>
      <text:p text:style-name="Standard"><text:span text:style-name="T5">nel rapporto con gli altri, </text:span></text:p>
      <text:p text:style-name="Standard"><text:span text:style-name="T5">deboli o forti che siano,</text:span></text:p>
      <text:p text:style-name="P7">chi non uccide</text:p>
      <text:p text:style-name="Standard"><text:span text:style-name="T5">né dà motivo di essere ucciso,</text:span></text:p>
      <text:p text:style-name="P7">è da ritenere un grande essere.</text:p>
      <text:p text:style-name="P7"/>
      <text:p text:style-name="P10">Dhammapadastrofa 405</text:p>
      <text:p text:style-name="P22">Noi aspiriamo a vivere con cuore colmo di gentilezza e saggezza. Ed è a queste forze spirituali che dobbiamo rivolgerci quando cerchiamo una soluzione al conflitto. Talvolta quando le cose non vanno come vogliamo, ci sentiamo tentati a far uso della forza. A livello istintivo, alcuni di noi vorrebbero combattere, manipolare, anche essere sgarbati. Per questa ragione, ci addestriamo a prepararci in anticipo in modo che quando il fuoco del risentimento, della frustrazione, della delusione divampano, non tradiamo il nostro impegno nei confronti della realtà.</text:p>
      <text:p text:style-name="P22">Se ci liberiamo del tutto</text:p>
      <text:p text:style-name="P7">da pensieri che insinuano:</text:p>
      <text:p text:style-name="Standard"><text:span text:style-name="T6">“</text:span><text:span text:style-name="T5">Mi hanno insultato, maltrattato,</text:span></text:p>
      <text:p text:style-name="P7">mi hanno offeso, derubato”,</text:p>
      <text:p text:style-name="P7">l’odio è spento. </text:p>
      <text:p text:style-name="P7"/>
      <text:p text:style-name="P7">Dhammapada strofa 4</text:p>
      <text:p text:style-name="P26">Se siamo restati aggrappati a lungo a pensieri di malevolenza, potremmo esserci dimenticati come ci si sente a essere felici. Se la mente è abituata alla negatività, l’infelicità può diventare la norma. Ma come la natura essenziale dell’acqua è pura e chiara, così la natura essenziale del cuore è tranquilla e luminosa. Eventi dolorosi accadono nella vita e i ricordi non necessariamente si dissolvono come vorremmo. Ma aggiungere risentimento ai ricordi è aggiungere qualcosa d’extra. Non è un obbligo. Liberarci dai pensieri negativi può essere meno difficile di quanto sembri. Riconoscere onestamente con noi stessi che abbiamo questa scelta, di lasciare che i ricordi siano ricordi, niente di extra, permette di lasciar andare e procedere.</text:p>
      <text:p text:style-name="P22">Scambiando la falsità per verità</text:p>
      <text:p text:style-name="P7">la verità per falsità </text:p>
      <text:p text:style-name="P7">si vive immersi nella menzogna.</text:p>
      <text:p text:style-name="P7"/>
      <text:p text:style-name="P7">Ma vedendo il falso come falso</text:p>
      <text:p text:style-name="P7">e il vero come vero</text:p>
      <text:p text:style-name="P7">si vive in impeccabile verità.</text:p>
      <text:p text:style-name="P7"/>
      <text:p text:style-name="P7">Dhammapada strofa 11-12</text:p>
      <text:p text:style-name="P26">Se, col senno di poi, riusciamo a vedere la nostra presunzione, apprezziamo ciò che ci viene rivelato dalla consapevolezza? O ci disperiamo, temiamo che tutti questi anni di pratica non siano serviti a nulla? In questi versi il Buddha ci dice che possiamo rallegrarci quando ci cogliamo a essere falsi. La pratica funziona! Quando impariamo a vedere "il falso come falso", abbiamo la possibilità di lasciar andare e vivere nel reale.</text:p>
      <text:p text:style-name="P22">E’ difficile da educare la mente attiva</text:p>
      <text:p text:style-name="P7">capricciosa e vagabonda:</text:p>
      <text:p text:style-name="P7">padroneggiarla è essenziale</text:p>
      <text:p text:style-name="P7">perché porta gioia e benessere. </text:p>
      <text:p text:style-name="P3"/>
      <text:p text:style-name="P3">Dhammapada strofa 35</text:p>
      <text:p text:style-name="P26">Se praticate correttamente, si presenteranno delle difficoltà. Non giudicatevi male solo perché lottate. Succede a chiunque sia consapevole. Ricordate, sono le nostre abitudini disattente che ci causano difficoltà, non la realtà, non il Dhamma. Dunque, noi decidiamo regolarmente di allineare tutti gli aspetti della nostra vita con il Dhamma. Ricordate anche che più è ferma la nostra risoluzione, più difficoltà possiamo incontrare, dunque la modestia nelle ambizioni può essere una buona cosa.</text:p>
      <text:p text:style-name="P22">Lunga è la notte</text:p>
      <text:p text:style-name="P7">per chi non può dormire.<text:line-break/>Lungo il viaggio per chi è stanco.</text:p>
      <text:p text:style-name="P7">Immersa nell’ignoranza,</text:p>
      <text:p text:style-name="P7">lunga e tediosa la vita</text:p>
      <text:p text:style-name="P7">per chi ignora la verità. </text:p>
      <text:p text:style-name="P3"/>
      <text:p text:style-name="P3">Dhammapada strofa 60</text:p>
      <text:p text:style-name="P25">Dove cerchiamo la verità? Possiamo cercarla nei libri o qualcuno può dirci qualcosa che non avevamo mai veramente sentito prima. O potremmo chiedere a noi stessi che tipo di domanda conduce l’attenzione più profondamente nell’interiorità, come la domanda: cosa conta profondamente nella vita? Raccogliere semplicemente impressioni riguardo alla realtà è vivere una vita a distanza. La verità non è nei libri o nelle altre persone. La verità è una ricettività, priva di ostacoli, di ciò che è, qui e ora; niente da aggiungere, niente da levare. Il significato della nostra pratica sta nel riconoscere piano piano e togliere gli ostacoli alla chiara visione perché la Verità possa rivelare se stessa.</text:p>
      <text:p text:style-name="P36">Non atteggiarti a falsa umiltà.</text:p>
      <text:p text:style-name="P31">Segui con fermezza la tua meta.</text:p>
      <text:p text:style-name="P31">La pratica diligente</text:p>
      <text:p text:style-name="P31">porta all'appagamento</text:p>
      <text:p text:style-name="P31">sia nel presente che nel futuro.</text:p>
      <text:p text:style-name="P2"/>
      <text:p text:style-name="P2">Dhammapada strofa 168</text:p>
      <text:p text:style-name="P37">L’umiltà autentica fa sì che quando abbiamo bisogno di un piccolo consiglio saggio siamo capaci di riceverlo. Questo significa che se perdiamo la strada, non reagiamo opponendo resistenza alla verità che ci viene mostrata. Cosa ci ha motivato a iniziare questo viaggio? È stata un’esperienza che ci ha cambiato la vita e in qualche modo avevamo bisogno di darle un senso? È stata la fede che ci ha ispirato a cercare una comprensione che avevamo fiducia di poter raggiungere? La meta della chiara visione ci sfida a osservare ancora più accuratamente di quanto abbiamo fatto finora; anziché cercare di essere qualcosa o qualcuno che non siamo, lavoriamo per accedere più pienamente alla realtà che è sempre presente, ora. Siamo più accurati nelle azioni e in tale accuratezza troviamo appagamento. La falsa contentezza viene dal compiacimento ed è completamente diversa da quella che nasce dalla saggia riflessione. La contentezza consapevole e la vera umiltà portano alla visione profonda.</text:p>
      <text:p text:style-name="P22">Il profumo di fiori o del legno di sandalo </text:p>
      <text:p text:style-name="P7">si diffonde solo col vento a favore</text:p>
      <text:p text:style-name="P7">ma la fragranza della virtù</text:p>
      <text:p text:style-name="P7">pervade tutte le direzioni. </text:p>
      <text:p text:style-name="P34"/>
      <text:p text:style-name="P34">Dhammapada strofa 54</text:p>
      <text:p text:style-name="P25">Il potere dei giornali, della televisione e di internet sulla vita delle persone è ovvio. Forse meno ovvio è il potere della virtù. Il potere dell’onestà, della pazienza, della tolleranza, della moderazione non è necessariamente clamoroso, ma se sono qualità reali, sono comunque formidabili. L’influenza della virtù non si manifesta nei modi della mondanità. Le parole pronunciate da un cuore che coltiva la contentezza non infiammano le passioni, ma ispirano ugualmente l’entusiasmo. Un semplice gesto di generosità non viene mai dimenticato dal cuore di chi dona. La bontà torna indietro a far felice chi fa il bene, se lo aspetti o no. Quando dimentichiamo il potere della virtù, rischiamo di essere preda dei programmi egoistici dell’io. Facendo uno sforzo per contenere l’impulso di una cattiva abitudine, anche solo per un secondo, generiamo energia virtuosa e l’energia non va mai perduta.</text:p>
      <text:p text:style-name="P22">Quando sinceramente apprezziamo</text:p>
      <text:p text:style-name="P7">la benefica purezza delle nostre azioni</text:p>
      <text:p text:style-name="P7">siamo ricolmi di gioia;</text:p>
      <text:p text:style-name="P7">sia ora che in futuro </text:p>
      <text:p text:style-name="P7">celebriamo la gioia. </text:p>
      <text:p text:style-name="P34"/>
      <text:p text:style-name="P34">Dhammapada strofa 16</text:p>
      <text:p text:style-name="P34"/>
      <text:p text:style-name="P35"><text:span text:style-name="T13">Quando iniziamo veramente a lasciar andare l’attaccamento, incluso quello ai nostri preziosi ideali riguardo al non attaccarsi, quello che scompare non è la nostra sana aspirazione, ma l’ignoranza della realtà qui e ora. Chi è arrivato a una saggia relazione con la vita non teme di perdersi nella gioia quando emerge. Chi veramente incontra con consapevolezza il momento riesce a tollerare la tristezza e il dispiacere quando appaiono. Impariamo come lasciar andare osservando le conseguenze del nostro aggrapparci. E possiamo aver fiducia che l’integrità che nasce dall’osservazione dei precetti si prenderà cura di noi. Se smettiamo di evitare la realtà di questo momento, possiamo trovare l’umiltà, e di conseguenza la forza, per accettare noi stessi totalmente. </text:span></text:p>
      <text:p text:style-name="P36">Chi non dà valore alla generosità</text:p>
      <text:p text:style-name="P31">non raggiunge il regno celeste.</text:p>
      <text:p text:style-name="P31">Ma il saggio gioisce nel dare</text:p>
      <text:p text:style-name="P31">e dimora nella beatitudine.</text:p>
      <text:p text:style-name="P34"/>
      <text:p text:style-name="P34">Dhammapada strofa 177</text:p>
      <text:p text:style-name="P26">Possiamo credere o non credere nei regni celesti, ma è importante dare valore alla generosità. Quando il cuore è oscurato dalla brama, inevitabilmente pensiamo a <text:s/>come ottenere quello di cui abbiamo bisogno. Se il cuore è colmo di gratitudine, ci viene naturale pensare a come essere generosi. E la magia è che più siamo generosi, più ci sentiamo contenti. D’altra parte, se siamo sempre presi dall’avere di più, anche quando abbiamo moltissimo, raramente siamo contenti.</text:p>
      <text:p text:style-name="P22">Vuota l’acqua dalla tua barca,</text:p>
      <text:p text:style-name="P7">liberati dalle inquinanti passioni</text:p>
      <text:p text:style-name="P7">della brama e dell’odio:</text:p>
      <text:p text:style-name="P7">disincagliato salpa</text:p>
      <text:p text:style-name="P7">verso la liberazione.</text:p>
      <text:p text:style-name="P3"/>
      <text:p text:style-name="P3">Dhammapada 369</text:p>
      <text:p text:style-name="P25">Il nostro cuore si fa più leggero quando comprendiamo che fardello pesante siano le passioni indisciplinate. Forse ci siamo chiesti: “Cosa continua a rendermi infelice?” Riconoscendo il legame tra i pensieri della mente e la qualità dell’essere, sorge un senso di urgenza. Non vogliamo più coltivare pensieri che ci fanno sentire incagliati. Quando sappiamo come lasciar andare ciò che ci intralcia, il vascello su cui navighiamo verso la libertà si muove più rapidamente.</text:p>
      <text:p text:style-name="P22">Segui le orme di chi</text:p>
      <text:p text:style-name="P7">è costante, perspicace</text:p>
      <text:p text:style-name="P7">puro e consapevole</text:p>
      <text:p text:style-name="P7">come la luna segue</text:p>
      <text:p text:style-name="P7">la scia delle stelle.</text:p>
      <text:p text:style-name="P2"/>
      <text:p text:style-name="P2">Dhammapada strofa 208</text:p>
      <text:p text:style-name="P25">Se guardiamo il cielo di notte, possiamo vedere puntini di luce sparsi a caso, oppure possiamo riconoscervi un ordine delle stelle. Dipende da quanto abbiamo studiato di astronomia. Se un apparente caos del nostro mondo determina  la nostra esperienza di vita o meno, dipende da quanto abbiamo appreso della Verità, del Dhamma. C'è un ordine dentro al caos apparente, ma è necessario osservare attentamente per distinguerlo. Il primissimo discorso del Buddha ‘la Messa in Moto della Ruota della Verità’ mostra direttamente questo ordine dentro al caos che va riconosciuto per dare un senso alla vita. Questo sottile e profondo insegnamento è quello delle Quattro Nobili Verità.</text:p>
      <text:p text:style-name="P22">Non c’è più tensione </text:p>
      <text:p text:style-name="P7">per chi ha portato a compimento</text:p>
      <text:p text:style-name="P7">il proprio viaggio</text:p>
      <text:p text:style-name="P7">ed è libero</text:p>
      <text:p text:style-name="P7">dal tormento della schiavitù.</text:p>
      <text:p text:style-name="P7"/>
      <text:p text:style-name="P2">Dhammapada strofa 90</text:p>
      <text:p text:style-name="P20"><text:span text:style-name="T2"><text:s/>Dobbiamo fare un viaggio e c’è un percorso. La meta è la libertà dalla prigionia delle abitudini. Se ci sforziamo troppo, aggrappandoci a un’idea della meta e tentando di aggirare la realtà di questo momento, generiamo tensione. Se non ci sforziamo affatto, ma ci perdiamo di continuo nella stimolazione sensoriale, generiamo ancora più tensione. Conoscere la giusta misura di sforzo richiede abilità. Ed è un’abilità che si può sviluppare: perdiamo l’equilibrio, ma invece di giudicare noi stessi come d’abitudine, ci interessa capire cosa di quello che facciamo crei il problema. Praticare con la ‘giusta misura’ di sforzo è la migliore opportunità per portare a termine il viaggio.</text:span></text:p>
      <text:p text:style-name="P22">Una mente sana è il migliore guadagno. <text:s text:c="2"/></text:p>
      <text:p text:style-name="P7">L’appagamento è la risorsa più preziosa. <text:s text:c="4"/></text:p>
      <text:p text:style-name="P7">Un amico fidato è il migliore congiunto.</text:p>
      <text:p text:style-name="P7">Una libertà senza condizioni </text:p>
      <text:p text:style-name="P7">è la massima beatitudine. </text:p>
      <text:p text:style-name="P7"/>
      <text:p text:style-name="P2">Dhammapada strofa 204</text:p>
      <text:p text:style-name="P25">Sulla base della sua stessa esperienza, il Buddha dice che la perfetta liberazione è il supremo stato di benessere. Identifica anche altre fonti di benessere. La salute fisica e mentale è una benedizione. E ugualmente vivere con un senso di contentezza, non essere trascinati dall’abitudine a criticare e lamentarsi. E l’essere fidati: essere qualcuno degno di fiducia ci fa sentire di avere il migliore dei compagni possibili. La fiducia cresce nella misura in cui siamo onesti. Diminuisce nella misura in cui siamo disonesti, con noi stessi o con gli altri. E l’aumento o la diminuzione possono essere progressivi. Conta ogni istante in cui ci si impegna a essere veri. Avrà un risultato salutare.</text:p>
      <text:p text:style-name="P22">Chi è erudito nel Dhamma</text:p>
      <text:p text:style-name="P17">ma non vive<text:tab/></text:p>
      <text:p text:style-name="P7">in accordo con esso,</text:p>
      <text:p text:style-name="P7">come un mandriano</text:p>
      <text:p text:style-name="P7">che brami le bestie altrui</text:p>
      <text:p text:style-name="P7">non gusta i benefici</text:p>
      <text:p text:style-name="P7">del percorrere la Via.</text:p>
      <text:p text:style-name="P7"/>
      <text:p text:style-name="P2">Dhammapada strofa 19</text:p>
      <text:p text:style-name="P26">Anche se possediamo l’ultimo modello di computer ad alta velocità, se non impariamo come usarlo, è di ben poco valore per noi. Il messaggio di questo insegnamento è che, anche se quel che pensiamo e crediamo è importante, conta di più come viviamo gli insegnamenti nelle azioni fisiche, verbali, mentali, cioè come pratichiamo. Se siamo stati istruiti nella capacità di pensare, siamo fortunati. Il nostro compito ora consiste nello sviluppare questa abilità di pensare ‘riguardo’ alle cose fino a che ci conduca a ‘conoscere’ le cose. Il Buddha non voleva che ci accontentassimo di recitare le scritture e sgranare rosari di preghiere, voleva che riuscissimo a lasciar andare il pensare errato e ‘conoscere’ realmente la pace dimorante. Deve essere sicuramente questa la nostra meta.</text:p>
      <text:p text:style-name="P24"><text:tab/></text:p>
      <text:p text:style-name="P7">Un solo giorno vissuto</text:p>
      <text:p text:style-name="P7">con chiara intenzione</text:p>
      <text:p text:style-name="P7">e profondo impegno</text:p>
      <text:p text:style-name="P7">ha più valore di cento anni</text:p>
      <text:p text:style-name="P7">vissuti in pigra passività.</text:p>
      <text:p text:style-name="P3"/>
      <text:p text:style-name="P3">Dhammapada strofa 112</text:p>
      <text:p text:style-name="P25">Certe volte è l’ispirazione a motivare la nostra pratica. Altre, può essere la disperazione a darci l’energia per fare uno sforzo. In entrambi i casi, scegliamo il sentiero della consapevolezza qui e ora con impegno. Se esitiamo solo perché non otteniamo quello che vogliamo o otteniamo quello che non vogliamo, diventiamo irresoluti. Essere pienamente presenti a questo momento non significa ignorare il passato o far finta che il futuro non esista. Significa che non ci perdiamo nelle storie che la mente crea. Impariamo dal passato e ci prepariamo per il futuro, se i nostri piedi stanno saldamente sul terreno del qui-ed-ora. Con crescenti momenti di intenzione consapevole, le tendenze prosciuganti dell’autocommiserazione diminuiscono. Ci rinfreschiamo nella verità priva di un sé di ciò che è. </text:p>
      <text:p text:style-name="P22">Il dono della verità supera tutti i doni.</text:p>
      <text:p text:style-name="P7">La fragranza della realtà </text:p>
      <text:p text:style-name="P7">supera tutte le fragranze.</text:p>
      <text:p text:style-name="P7">La gioia della verità</text:p>
      <text:p text:style-name="P7">trascende ogni altra gioia.</text:p>
      <text:p text:style-name="P7">La libertà dal desiderio</text:p>
      <text:p text:style-name="P7">è la fine di ogni sofferenza.</text:p>
      <text:p text:style-name="P2"/>
      <text:p text:style-name="P2">Dhammapada strofa 354</text:p>
      <text:p text:style-name="P20"><text:span text:style-name="T5">Questi versi sono sempre veri, ovunque ci troviamo nella pratica del Dhamma. Per chi è all’inizio del sentiero verso la liberazione, è meraviglioso potersi fidare della mappa che si ha in mano. Chi è più avanti lungo la via conosce il conforto e la gioia che momenti anche piccoli di verità portano con sé. E gli esseri realizzati che hanno raggiunto la meta sono nutriti dal piacere della libertà e sottratti al peso della sofferenza. Quando la nostra abitudine di perderci nel desiderio ci butta a terra, la bellezza del cuore non inquinato si nasconde alla vista; la vita sembra insipida e ci dimentichiamo dei tanti doni ricevuti. In quei momenti, immaginate il sorriso del maestro e la sua gentile sollecitazione: “Comincia di nuovo, un momento alla volta.”</text:span></text:p>
      <text:p text:style-name="P2"/>
      <text:p text:style-name="P34"/>
      <text:p text:style-name="P3"/>
      <text:p text:style-name="P34"/>
      <text:p text:style-name="P34"/>
      <text:p text:style-name="P2"/>
      <text:p text:style-name="P5"/>
      <text:p text:style-name="P3"/>
      <text:p text:style-name="P7"/>
      <text:p text:style-name="P3"/>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angal1" svg:font-family="Mangal"/>
    <style:font-face style:name="Courier New" svg:font-family="'Courier New'" style:font-family-generic="modern"/>
    <style:font-face style:name="Mangal" svg:font-family="Mangal" style:font-pitch="variable"/>
    <style:font-face style:name="SimSun" svg:font-family="SimSun" style:font-pitch="variable"/>
    <style:font-face style:name="Constantia" svg:font-family="Constantia" style:font-family-generic="roman" style:font-pitch="variable"/>
    <style:font-face style:name="Times New Roman" svg:font-family="'Times New Roman'" style:font-family-generic="roman" style:font-pitch="variable"/>
    <style:font-face style:name="Venetian301 Dm BT" svg:font-family="'Venetian301 Dm BT', Constanti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it" fo:country="IT"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stazione" style:family="paragraph" style:parent-style-name="Standard" style:next-style-name="Text_20_body">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Heading_20_5" style:display-name="Heading 5" style:family="paragraph" style:parent-style-name="Intestazione" style:next-style-name="Text_20_body" style:default-outline-level="5" style:class="text">
      <style:text-properties fo:font-size="12pt" fo:font-weight="bold" style:font-size-asian="12pt" style:font-weight-asian="bold" style:font-size-complex="12pt" style:font-weight-complex="bold"/>
    </style:style>
    <style:style style:name="Didascali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ice" style:family="paragraph" style:parent-style-name="Standard">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normale" style:display-name="Testo normale" style:family="paragraph" style:parent-style-name="Standard">
      <style:text-properties style:font-name="Courier New" fo:font-size="10pt" style:font-size-asian="10pt" style:font-name-complex="Courier New" style:font-size-complex="10pt"/>
    </style:style>
    <style:style style:name="Normale_20__28_Web_29_" style:display-name="Normale (Web)" style:family="paragraph" style:parent-style-name="Standard">
      <style:paragraph-properties fo:margin-top="0.494cm" fo:margin-bottom="0.494cm" style:contextual-spacing="false"/>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_20_Carattere_20_Carattere1" style:display-name=" Carattere Carattere1" style:family="text" style:parent-style-name="Car._20_predefinito_20_paragrafo">
      <style:text-properties style:font-name="Courier New" style:font-name-complex="Courier New"/>
    </style:style>
    <style:style style:name="_20_Carattere_20_Carattere" style:display-name=" Carattere Carattere" style:family="text" style:parent-style-name="Car._20_predefinito_20_paragrafo">
      <style:text-properties fo:font-size="12pt" style:font-size-asian="12pt" style:font-size-complex="12pt"/>
    </style:style>
    <style:style style:name="_20_Carattere_20_Carattere2" style:display-name=" Carattere Carattere2" style:family="text" style:parent-style-name="Car._20_predefinito_20_paragrafo">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635cm" fo:text-indent="0cm" style:auto-text-inden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0</text:page-number></text:p>
        <text:p text:style-name="MP2"/>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IFLESSIONI SUL DHAMMAPADA</dc:title>
    <meta:initial-creator>*</meta:initial-creator>
    <meta:creation-date>2013-03-21T09:41:00</meta:creation-date>
    <dc:creator>Asus</dc:creator>
    <dc:date>2013-04-04T15:10:00</dc:date>
    <meta:print-date>2013-03-24T22:12:00</meta:print-date>
    <meta:editing-cycles>140</meta:editing-cycles>
    <meta:editing-duration>PT12H23M</meta:editing-duration>
    <meta:document-statistic meta:table-count="0" meta:image-count="0" meta:object-count="0" meta:page-count="110" meta:paragraph-count="419" meta:word-count="7455" meta:character-count="47429" meta:non-whitespace-character-count="40296"/>
    <meta:generator>LibreOffice/4.0.1.2$Linux_x86 LibreOffice_project/400m0$Build-2</meta:generator>
  </office:meta>
</office:document-meta>
</file>